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36pt" style:font-size-asian="36pt"/>
    </style:style>
    <style:style style:name="P5" style:parent-style-name="Normal" style:family="paragraph">
      <style:paragraph-properties fo:text-align="justify" fo:line-height="150%"/>
    </style:style>
    <style:style style:name="T6" style:parent-style-name="DefaultParagraphFont" style:family="text">
      <style:text-properties style:font-name-asian="Calibri" style:font-name-complex="Calibri" fo:font-size="26pt" style:font-size-asian="26pt"/>
    </style:style>
    <style:style style:name="T7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T8" style:parent-style-name="DefaultParagraphFont" style:family="text">
      <style:text-properties style:font-name="Palatino Linotype" style:font-name-asian="Palatino Linotype" style:font-name-complex="Palatino Linotype" fo:font-size="20pt" style:font-size-asian="20pt" style:font-size-complex="20pt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text-align="justify" fo:line-height="150%"/>
    </style:style>
    <style:style style:name="T11" style:parent-style-name="DefaultParagraphFont" style:family="text">
      <style:text-properties style:font-name-asian="Calibri" style:font-name-complex="Calibri" fo:font-size="20pt" style:font-size-asian="20pt" style:font-size-complex="20pt"/>
    </style:style>
    <style:style style:name="T12" style:parent-style-name="DefaultParagraphFont" style:family="text">
      <style:text-properties style:font-name-asian="Calibri" style:font-name-complex="Calibri" fo:font-size="20pt" style:font-size-asian="20pt"/>
    </style:style>
    <style:style style:name="P13" style:parent-style-name="Normal" style:family="paragraph">
      <style:paragraph-properties fo:text-align="justify" fo:line-height="150%"/>
    </style:style>
    <style:style style:name="T14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ize="20pt" style:font-size-asian="20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 fo:font-size="20pt" style:font-size-asian="20pt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Computer networks</text:span></text:p>
      <text:p text:style-name="P5"><text:span text:style-name="T6">Experiment(12):-</text:span><text:span text:style-name="T7"><text:s/></text:span><text:span text:style-name="T8">TCP, UDP Exploration Solution</text:span></text:p>
      <text:p text:style-name="P9"/>
      <text:p text:style-name="P10"><text:span text:style-name="T11">Aim</text:span><text:span text:style-name="T12">:-</text:span></text:p>
      <text:p text:style-name="P13"><text:span text:style-name="T14">TCP, UDP Exploration Solution</text:span></text:p>
      <text:p text:style-name="P15"><text:span text:style-name="T16">Software required:-</text:span></text:p>
      <text:p text:style-name="P17"><text:span text:style-name="T18">Switch,hub,pc's.</text:span></text:p>
      <text:p text:style-name="P19"><text:span text:style-name="T20">Algorithm:-</text:span></text:p>
      <text:p text:style-name="P21"><text:span text:style-name="T22">step1:-take four computer one switch and one server.</text:span></text:p>
      <text:p text:style-name="P23"><text:span text:style-name="T24">step2:-connect all that devices with connectors.</text:span></text:p>
      <text:p text:style-name="P25"><text:span text:style-name="T26">step3:-give ip address and gateway address to all software requirements</text:span></text:p>
      <text:p text:style-name="P27"><text:span text:style-name="T28">step4:-now send messages to one pc to another.</text:span></text:p>
      <text:p text:style-name="P29"><draw:frame draw:z-index="251658240" draw:id="id0" draw:style-name="a0" draw:name="Picture 1" text:anchor-type="as-char" svg:x="0in" svg:y="0in" svg:width="5.76389in" svg:height="3.2430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0"><draw:frame draw:z-index="251658240" draw:id="id1" draw:style-name="a1" draw:name="Picture 2" text:anchor-type="as-char" svg:x="0in" svg:y="0in" svg:width="5.76389in" svg:height="3.24306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1"/>
      <text:p text:style-name="P32"><text:span text:style-name="T3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utami" svg:font-family="Gautam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Gautam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te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font-size="20pt" style:font-size-asian="20pt" style:font-size-complex="20pt"/>
    </style:style>
    <style:style style:name="P3" style:parent-style-name="Header" style:family="paragraph">
      <style:text-properties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2">Sk.sameer</text:p>
        <text:p text:style-name="P3">192111228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aswanth Rocking</meta:initial-creator>
    <dc:creator>Yaswanth Konduru</dc:creator>
    <meta:creation-date>2022-09-29T05:39:00Z</meta:creation-date>
    <dc:date>2022-09-29T05:39:00Z</dc:date>
    <meta:template xlink:href="Normal" xlink:type="simple"/>
    <meta:editing-cycles>2</meta:editing-cycles>
    <meta:editing-duration>PT180S</meta:editing-duration>
    <meta:document-statistic meta:page-count="2" meta:paragraph-count="1" meta:word-count="64" meta:character-count="428" meta:row-count="3" meta:non-whitespace-character-count="365"/>
  </office:meta>
</office:document-meta>
</file>